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37cm" fo:margin-left="0cm"/>
    </style:style>
    <style:style style:name="Column6" style:family="table-column">
      <style:table-column-properties style:column-width="17.237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5:</text:span><text:span text:style-name="T5_3">Broadcasts</text:span><text:span text:style-name="T5_4"><text:s/></text:span><text:span text:style-name="T5_5">Events</text:span><text:span text:style-name="T5_6"><text:s/></text:span><text:span text:style-name="T5_7">and</text:span><text:span text:style-name="T5_8"><text:s/></text:span><text:span text:style-name="T5_9">Event</text:span><text:span text:style-name="T5_10"><text:s/></text:span><text:span text:style-name="T5_11">Listener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f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ich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following</text:span><text:span text:style-name="T15_8"><text:s/></text:span><text:span text:style-name="T15_9">blocks</text:span><text:span text:style-name="T15_10"><text:s/></text:span><text:span text:style-name="T15_11">is</text:span><text:span text:style-name="T15_12"><text:s/></text:span><text:span text:style-name="T15_13">used</text:span><text:span text:style-name="T15_14"><text:s/></text:span><text:span text:style-name="T15_15">to</text:span><text:span text:style-name="T15_16"><text:s/></text:span><text:span text:style-name="T15_17">send</text:span><text:span text:style-name="T15_18"><text:s/></text:span><text:span text:style-name="T15_19">a</text:span><text:span text:style-name="T15_20"><text:s/></text:span><text:span text:style-name="T15_21">broadcast</text:span><text:span text:style-name="T15_22"><text:s/></text:span><text:span text:style-name="T15_23">message</text:span><text:span text:style-name="T15_24"><text:s/>“</text:span><text:span text:style-name="T15_25">Hello</text:span><text:span text:style-name="T15_26">”</text:span></text:p>
            <text:p text:style-name="P16"/>
            <text:list text:style-name="LS1" xml:id="list0">
              <text:list-item>
                <text:p text:style-name="P17"><text:span text:style-name="T17_1">broadcast</text:span><text:span text:style-name="T17_2"><text:s/>“</text:span><text:span text:style-name="T17_3">Hello</text:span><text:span text:style-name="T17_4">”</text:span></text:p>
              </text:list-item>
              <text:list-item>
                <text:p text:style-name="P18"><text:span text:style-name="T18_1">set</text:span><text:span text:style-name="T18_2"><text:s/></text:span><text:span text:style-name="T18_3">HELLO</text:span><text:span text:style-name="T18_4"><text:s/></text:span><text:span text:style-name="T18_5">to</text:span><text:span text:style-name="T18_6"><text:s/>“</text:span><text:span text:style-name="T18_7">Hello</text:span><text:span text:style-name="T18_8">”</text:span></text:p>
              </text:list-item>
              <text:list-item>
                <text:p text:style-name="P19"><text:span text:style-name="T19_1">When</text:span><text:span text:style-name="T19_2"><text:s/></text:span><text:span text:style-name="T19_3">I</text:span><text:span text:style-name="T19_4"><text:s/></text:span><text:span text:style-name="T19_5">receive</text:span><text:span text:style-name="T19_6"><text:s/>“</text:span><text:span text:style-name="T19_7">Hello</text:span><text:span text:style-name="T19_8">”</text:span></text:p>
              </text:list-item>
            </text:list>
            <text:p text:style-name="P20"/>
            <text:p text:style-name="P21"><text:span text:style-name="T21_1">Write</text:span><text:span text:style-name="T21_2"><text:s/>1<text:s/></text:span><text:span text:style-name="T21_3">in</text:span><text:span text:style-name="T21_4"><text:s/></text:span><text:span text:style-name="T21_5">the</text:span><text:span text:style-name="T21_6"><text:s/></text:span><text:span text:style-name="T21_7">answer</text:span><text:span text:style-name="T21_8"><text:s/></text:span><text:span text:style-name="T21_9">box</text:span><text:span text:style-name="T21_10"><text:s/></text:span><text:span text:style-name="T21_11">below</text:span><text:span text:style-name="T21_12"><text:s/></text:span><text:span text:style-name="T21_13">if</text:span><text:span text:style-name="T21_14"><text:s/></text:span><text:span text:style-name="T21_15">you</text:span><text:span text:style-name="T21_16"><text:s/></text:span><text:span text:style-name="T21_17">think</text:span><text:span text:style-name="T21_18"><text:s/></text:span><text:span text:style-name="T21_19">Option</text:span><text:span text:style-name="T21_20"><text:s/>1<text:s/></text:span><text:span text:style-name="T21_21">is</text:span><text:span text:style-name="T21_22"><text:s/></text:span><text:span text:style-name="T21_23">the</text:span><text:span text:style-name="T21_24"><text:s/></text:span><text:span text:style-name="T21_25">correct</text:span><text:span text:style-name="T21_26"><text:s/></text:span><text:span text:style-name="T21_27">answer</text:span></text:p>
            <text:p text:style-name="P22"><text:span text:style-name="T22_1">Write</text:span><text:span text:style-name="T22_2"><text:s/>2<text:s/></text:span><text:span text:style-name="T22_3">in</text:span><text:span text:style-name="T22_4"><text:s/></text:span><text:span text:style-name="T22_5">the</text:span><text:span text:style-name="T22_6"><text:s/></text:span><text:span text:style-name="T22_7">answer</text:span><text:span text:style-name="T22_8"><text:s/></text:span><text:span text:style-name="T22_9">box</text:span><text:span text:style-name="T22_10"><text:s/></text:span><text:span text:style-name="T22_11">below</text:span><text:span text:style-name="T22_12"><text:s/></text:span><text:span text:style-name="T22_13">if</text:span><text:span text:style-name="T22_14"><text:s/></text:span><text:span text:style-name="T22_15">you</text:span><text:span text:style-name="T22_16"><text:s/></text:span><text:span text:style-name="T22_17">think</text:span><text:span text:style-name="T22_18"><text:s/></text:span><text:span text:style-name="T22_19">Option</text:span><text:span text:style-name="T22_20"><text:s/>2<text:s/></text:span><text:span text:style-name="T22_21">is</text:span><text:span text:style-name="T22_22"><text:s/></text:span><text:span text:style-name="T22_23">the</text:span><text:span text:style-name="T22_24"><text:s/></text:span><text:span text:style-name="T22_25">correct</text:span><text:span text:style-name="T22_26"><text:s/></text:span><text:span text:style-name="T22_27">answer</text:span></text:p>
            <text:p text:style-name="P23"><text:span text:style-name="T23_1">Write</text:span><text:span text:style-name="T23_2"><text:s/>3<text:s/></text:span><text:span text:style-name="T23_3">in</text:span><text:span text:style-name="T23_4"><text:s/></text:span><text:span text:style-name="T23_5">the</text:span><text:span text:style-name="T23_6"><text:s/></text:span><text:span text:style-name="T23_7">answer</text:span><text:span text:style-name="T23_8"><text:s/></text:span><text:span text:style-name="T23_9">box</text:span><text:span text:style-name="T23_10"><text:s/></text:span><text:span text:style-name="T23_11">below</text:span><text:span text:style-name="T23_12"><text:s/></text:span><text:span text:style-name="T23_13">if</text:span><text:span text:style-name="T23_14"><text:s/></text:span><text:span text:style-name="T23_15">you</text:span><text:span text:style-name="T23_16"><text:s/></text:span><text:span text:style-name="T23_17">think</text:span><text:span text:style-name="T23_18"><text:s/></text:span><text:span text:style-name="T23_19">Option</text:span><text:span text:style-name="T23_20"><text:s/>3<text:s/></text:span><text:span text:style-name="T23_21">is</text:span><text:span text:style-name="T23_22"><text:s/></text:span><text:span text:style-name="T23_23">the</text:span><text:span text:style-name="T23_24"><text:s/></text:span><text:span text:style-name="T23_25">correct</text:span><text:span text:style-name="T23_26"><text:s/></text:span><text:span text:style-name="T23_27">answer</text:span></text:p>
            <text:p text:style-name="P24"/>
            <text:p text:style-name="P25"><text:span text:style-name="T25_1">Write</text:span><text:span text:style-name="T25_2"><text:s/></text:span><text:span text:style-name="T25_3">your</text:span><text:span text:style-name="T25_4"><text:s/></text:span><text:span text:style-name="T25_5">answer</text:span><text:span text:style-name="T25_6"><text:s/></text:span><text:span text:style-name="T25_7">below</text:span></text:p>
          </table:table-cell>
        </table:table-row>
        <table:table-row table:style-name="Row4">
          <table:table-cell table:style-name="Cell4">
            <text:p text:style-name="P26"><text:span text:style-name="T26_1">Answer</text:span></text:p>
          </table:table-cell>
        </table:table-row>
        <table:table-row table:style-name="Row5">
          <table:table-cell table:style-name="Cell5">
            <text:p text:style-name="P27"/>
            <text:p text:style-name="P28"/>
            <text:p text:style-name="P29"/>
          </table:table-cell>
        </table:table-row>
      </table:table>
      <text:p text:style-name="P30"/>
      <text:p text:style-name="P31"/>
      <text:p text:style-name="P32"/>
      <table:table table:style-name="Table3">
        <table:table-column table:style-name="Column3"/>
        <table:table-row table:style-name="Row6">
          <table:table-cell table:style-name="Cell6">
            <text:p text:style-name="P33"><text:span text:style-name="T33_1">Question</text:span><text:span text:style-name="T33_2"><text:s/>2</text:span></text:p>
          </table:table-cell>
        </table:table-row>
        <table:table-row table:style-name="Row7">
          <table:table-cell table:style-name="Cell7">
            <text:p text:style-name="P34"><text:span text:style-name="T34_1">Which</text:span><text:span text:style-name="T34_2"><text:s/></text:span><text:span text:style-name="T34_3">of</text:span><text:span text:style-name="T34_4"><text:s/></text:span><text:span text:style-name="T34_5">the</text:span><text:span text:style-name="T34_6"><text:s/></text:span><text:span text:style-name="T34_7">following</text:span><text:span text:style-name="T34_8"><text:s/></text:span><text:span text:style-name="T34_9">blocks</text:span><text:span text:style-name="T34_10"><text:s/></text:span><text:span text:style-name="T34_11">is</text:span><text:span text:style-name="T34_12"><text:s/></text:span><text:span text:style-name="T34_13">used</text:span><text:span text:style-name="T34_14"><text:s/></text:span><text:span text:style-name="T34_15">to</text:span><text:span text:style-name="T34_16"><text:s/></text:span><text:span text:style-name="T34_17">receive</text:span><text:span text:style-name="T34_18"><text:s/></text:span><text:span text:style-name="T34_19">a</text:span><text:span text:style-name="T34_20"><text:s/></text:span><text:span text:style-name="T34_21">broadcast</text:span><text:span text:style-name="T34_22"><text:s/></text:span><text:span text:style-name="T34_23">message</text:span><text:span text:style-name="T34_24"><text:s/>“</text:span><text:span text:style-name="T34_25">Hello</text:span><text:span text:style-name="T34_26">”</text:span></text:p>
            <text:p text:style-name="P35"/>
            <text:list text:style-name="LS2" xml:id="list3">
              <text:list-item>
                <text:p text:style-name="P36"><text:span text:style-name="T36_1">broadcast</text:span><text:span text:style-name="T36_2"><text:s/>“</text:span><text:span text:style-name="T36_3">Hello</text:span><text:span text:style-name="T36_4">”</text:span></text:p>
              </text:list-item>
              <text:list-item>
                <text:p text:style-name="P37"><text:span text:style-name="T37_1">set</text:span><text:span text:style-name="T37_2"><text:s/></text:span><text:span text:style-name="T37_3">HELLO</text:span><text:span text:style-name="T37_4"><text:s/></text:span><text:span text:style-name="T37_5">to</text:span><text:span text:style-name="T37_6"><text:s/>“</text:span><text:span text:style-name="T37_7">Hello</text:span><text:span text:style-name="T37_8">”</text:span></text:p>
              </text:list-item>
              <text:list-item>
                <text:p text:style-name="P38"><text:span text:style-name="T38_1">When</text:span><text:span text:style-name="T38_2"><text:s/></text:span><text:span text:style-name="T38_3">I</text:span><text:span text:style-name="T38_4"><text:s/></text:span><text:span text:style-name="T38_5">receive</text:span><text:span text:style-name="T38_6"><text:s/>“</text:span><text:span text:style-name="T38_7">Hello</text:span><text:span text:style-name="T38_8">”</text:span></text:p>
              </text:list-item>
            </text:list>
            <text:p text:style-name="P39"/>
            <text:p text:style-name="P40"><text:span text:style-name="T40_1">Write</text:span><text:span text:style-name="T40_2"><text:s/>1<text:s/></text:span><text:span text:style-name="T40_3">in</text:span><text:span text:style-name="T40_4"><text:s/></text:span><text:span text:style-name="T40_5">the</text:span><text:span text:style-name="T40_6"><text:s/></text:span><text:span text:style-name="T40_7">answer</text:span><text:span text:style-name="T40_8"><text:s/></text:span><text:span text:style-name="T40_9">box</text:span><text:span text:style-name="T40_10"><text:s/></text:span><text:span text:style-name="T40_11">below</text:span><text:span text:style-name="T40_12"><text:s/></text:span><text:span text:style-name="T40_13">if</text:span><text:span text:style-name="T40_14"><text:s/></text:span><text:span text:style-name="T40_15">you</text:span><text:span text:style-name="T40_16"><text:s/></text:span><text:span text:style-name="T40_17">think</text:span><text:span text:style-name="T40_18"><text:s/></text:span><text:span text:style-name="T40_19">Option</text:span><text:span text:style-name="T40_20"><text:s/>1<text:s/></text:span><text:span text:style-name="T40_21">is</text:span><text:span text:style-name="T40_22"><text:s/></text:span><text:span text:style-name="T40_23">the</text:span><text:span text:style-name="T40_24"><text:s/></text:span><text:span text:style-name="T40_25">correct</text:span><text:span text:style-name="T40_26"><text:s/></text:span><text:span text:style-name="T40_27">answer</text:span></text:p>
            <text:p text:style-name="P41"><text:span text:style-name="T41_1">Write</text:span><text:span text:style-name="T41_2"><text:s/>2<text:s/></text:span><text:span text:style-name="T41_3">in</text:span><text:span text:style-name="T41_4"><text:s/></text:span><text:span text:style-name="T41_5">the</text:span><text:span text:style-name="T41_6"><text:s/></text:span><text:span text:style-name="T41_7">answer</text:span><text:span text:style-name="T41_8"><text:s/></text:span><text:span text:style-name="T41_9">box</text:span><text:span text:style-name="T41_10"><text:s/></text:span><text:span text:style-name="T41_11">below</text:span><text:span text:style-name="T41_12"><text:s/></text:span><text:span text:style-name="T41_13">if</text:span><text:span text:style-name="T41_14"><text:s/></text:span><text:span text:style-name="T41_15">you</text:span><text:span text:style-name="T41_16"><text:s/></text:span><text:span text:style-name="T41_17">think</text:span><text:span text:style-name="T41_18"><text:s/></text:span><text:span text:style-name="T41_19">Option</text:span><text:span text:style-name="T41_20"><text:s/>2<text:s/></text:span><text:span text:style-name="T41_21">is</text:span><text:span text:style-name="T41_22"><text:s/></text:span><text:span text:style-name="T41_23">the</text:span><text:span text:style-name="T41_24"><text:s/></text:span><text:span text:style-name="T41_25">correct</text:span><text:span text:style-name="T41_26"><text:s/></text:span><text:span text:style-name="T41_27">answer</text:span></text:p>
            <text:p text:style-name="P42"><text:span text:style-name="T42_1">Write</text:span><text:span text:style-name="T42_2"><text:s/>3<text:s/></text:span><text:span text:style-name="T42_3">in</text:span><text:span text:style-name="T42_4"><text:s/></text:span><text:span text:style-name="T42_5">the</text:span><text:span text:style-name="T42_6"><text:s/></text:span><text:span text:style-name="T42_7">answer</text:span><text:span text:style-name="T42_8"><text:s/></text:span><text:span text:style-name="T42_9">box</text:span><text:span text:style-name="T42_10"><text:s/></text:span><text:span text:style-name="T42_11">below</text:span><text:span text:style-name="T42_12"><text:s/></text:span><text:span text:style-name="T42_13">if</text:span><text:span text:style-name="T42_14"><text:s/></text:span><text:span text:style-name="T42_15">you</text:span><text:span text:style-name="T42_16"><text:s/></text:span><text:span text:style-name="T42_17">think</text:span><text:span text:style-name="T42_18"><text:s/></text:span><text:span text:style-name="T42_19">Option</text:span><text:span text:style-name="T42_20"><text:s/>3<text:s/></text:span><text:span text:style-name="T42_21">is</text:span><text:span text:style-name="T42_22"><text:s/></text:span><text:span text:style-name="T42_23">the</text:span><text:span text:style-name="T42_24"><text:s/></text:span><text:span text:style-name="T42_25">correct</text:span><text:span text:style-name="T42_26"><text:s/></text:span><text:span text:style-name="T42_27">answer</text:span></text:p>
            <text:p text:style-name="P43"/>
            <text:p text:style-name="P44"><text:span text:style-name="T44_1">Write</text:span><text:span text:style-name="T44_2"><text:s/></text:span><text:span text:style-name="T44_3">your</text:span><text:span text:style-name="T44_4"><text:s/></text:span><text:span text:style-name="T44_5">answer</text:span><text:span text:style-name="T44_6"><text:s/></text:span><text:span text:style-name="T44_7">below</text:span></text:p>
          </table:table-cell>
        </table:table-row>
        <table:table-row table:style-name="Row8">
          <table:table-cell table:style-name="Cell8">
            <text:p text:style-name="P45"><text:span text:style-name="T45_1">Answer</text:span></text:p>
          </table:table-cell>
        </table:table-row>
        <table:table-row table:style-name="Row9">
          <table:table-cell table:style-name="Cell9">
            <text:p text:style-name="P46"/>
            <text:p text:style-name="P47"/>
            <text:p text:style-name="P48"/>
            <text:p text:style-name="P49"/>
            <text:p text:style-name="P50"/>
          </table:table-cell>
        </table:table-row>
      </table:table>
      <text:p text:style-name="P51"/>
      <text:p text:style-name="P52"/>
      <text:p text:style-name="P53"/>
      <text:p text:style-name="P54"/>
      <table:table table:style-name="Table4">
        <table:table-column table:style-name="Column4"/>
        <table:table-row table:style-name="Row10">
          <table:table-cell table:style-name="Cell10">
            <text:p text:style-name="P55"><text:span text:style-name="T55_1">Question</text:span><text:span text:style-name="T55_2"><text:s/>3</text:span></text:p>
          </table:table-cell>
        </table:table-row>
        <table:table-row table:style-name="Row11">
          <table:table-cell table:style-name="Cell11">
            <text:p text:style-name="P56"><text:span text:style-name="T56_1">Which</text:span><text:span text:style-name="T56_2"><text:s/></text:span><text:span text:style-name="T56_3">of</text:span><text:span text:style-name="T56_4"><text:s/></text:span><text:span text:style-name="T56_5">the</text:span><text:span text:style-name="T56_6"><text:s/></text:span><text:span text:style-name="T56_7">following</text:span><text:span text:style-name="T56_8"><text:s/></text:span><text:span text:style-name="T56_9">is</text:span><text:span text:style-name="T56_10"><text:s/></text:span><text:span text:style-name="T56_11">false</text:span></text:p>
            <text:p text:style-name="P57"/>
            <text:list text:style-name="LS3" xml:id="list6">
              <text:list-item>
                <text:p text:style-name="P58"><text:span text:style-name="T58_1">The</text:span><text:span text:style-name="T58_2"><text:s/></text:span><text:span text:style-name="T58_3">same</text:span><text:span text:style-name="T58_4"><text:s/></text:span><text:span text:style-name="T58_5">broadcast</text:span><text:span text:style-name="T58_6"><text:s/></text:span><text:span text:style-name="T58_7">message</text:span><text:span text:style-name="T58_8"><text:s/></text:span><text:span text:style-name="T58_9">can</text:span><text:span text:style-name="T58_10"><text:s/></text:span><text:span text:style-name="T58_11">be</text:span><text:span text:style-name="T58_12"><text:s/></text:span><text:span text:style-name="T58_13">sent</text:span><text:span text:style-name="T58_14"><text:s/></text:span><text:span text:style-name="T58_15">multiple</text:span><text:span text:style-name="T58_16"><text:s/></text:span><text:span text:style-name="T58_17">times</text:span></text:p>
              </text:list-item>
              <text:list-item>
                <text:p text:style-name="P59"><text:span text:style-name="T59_1">The</text:span><text:span text:style-name="T59_2"><text:s/></text:span><text:span text:style-name="T59_3">same</text:span><text:span text:style-name="T59_4"><text:s/></text:span><text:span text:style-name="T59_5">broadcast</text:span><text:span text:style-name="T59_6"><text:s/></text:span><text:span text:style-name="T59_7">message</text:span><text:span text:style-name="T59_8"><text:s/></text:span><text:span text:style-name="T59_9">can</text:span><text:span text:style-name="T59_10"><text:s/></text:span><text:span text:style-name="T59_11">be</text:span><text:span text:style-name="T59_12"><text:s/></text:span><text:span text:style-name="T59_13">received</text:span><text:span text:style-name="T59_14"><text:s/></text:span><text:span text:style-name="T59_15">multiple</text:span><text:span text:style-name="T59_16"><text:s/></text:span><text:span text:style-name="T59_17">times</text:span></text:p>
              </text:list-item>
              <text:list-item>
                <text:p text:style-name="P60"><text:span text:style-name="T60_1">Any</text:span><text:span text:style-name="T60_2"><text:s/></text:span><text:span text:style-name="T60_3">Sprite</text:span><text:span text:style-name="T60_4"><text:s/></text:span><text:span text:style-name="T60_5">can</text:span><text:span text:style-name="T60_6"><text:s/></text:span><text:span text:style-name="T60_7">send</text:span><text:span text:style-name="T60_8"><text:s/></text:span><text:span text:style-name="T60_9">a</text:span><text:span text:style-name="T60_10"><text:s/></text:span><text:span text:style-name="T60_11">broadcast</text:span></text:p>
              </text:list-item>
              <text:list-item>
                <text:p text:style-name="P61"><text:span text:style-name="T61_1">1<text:s/></text:span><text:span text:style-name="T61_2">Script</text:span><text:span text:style-name="T61_3"><text:s/></text:span><text:span text:style-name="T61_4">can</text:span><text:span text:style-name="T61_5"><text:s/></text:span><text:span text:style-name="T61_6">listen</text:span><text:span text:style-name="T61_7"><text:s/></text:span><text:span text:style-name="T61_8">to</text:span><text:span text:style-name="T61_9"><text:s/></text:span><text:span text:style-name="T61_10">only</text:span><text:span text:style-name="T61_11"><text:s/></text:span><text:span text:style-name="T61_12">a</text:span><text:span text:style-name="T61_13"><text:s/></text:span><text:span text:style-name="T61_14">single</text:span><text:span text:style-name="T61_15"><text:s/></text:span><text:span text:style-name="T61_16">broadcast</text:span></text:p>
              </text:list-item>
              <text:list-item>
                <text:p text:style-name="P62"><text:span text:style-name="T62_1">1<text:s/></text:span><text:span text:style-name="T62_2">Script</text:span><text:span text:style-name="T62_3"><text:s/></text:span><text:span text:style-name="T62_4">can</text:span><text:span text:style-name="T62_5"><text:s/></text:span><text:span text:style-name="T62_6">listen</text:span><text:span text:style-name="T62_7"><text:s/></text:span><text:span text:style-name="T62_8">to</text:span><text:span text:style-name="T62_9"><text:s/></text:span><text:span text:style-name="T62_10">multiple</text:span><text:span text:style-name="T62_11"><text:s/></text:span><text:span text:style-name="T62_12">broadcasts</text:span></text:p>
              </text:list-item>
            </text:list>
            <text:p text:style-name="P63"/>
            <text:p text:style-name="P64"><text:span text:style-name="T64_1">Write</text:span><text:span text:style-name="T64_2"><text:s/>1<text:s/></text:span><text:span text:style-name="T64_3">in</text:span><text:span text:style-name="T64_4"><text:s/></text:span><text:span text:style-name="T64_5">the</text:span><text:span text:style-name="T64_6"><text:s/></text:span><text:span text:style-name="T64_7">answer</text:span><text:span text:style-name="T64_8"><text:s/></text:span><text:span text:style-name="T64_9">box</text:span><text:span text:style-name="T64_10"><text:s/></text:span><text:span text:style-name="T64_11">below</text:span><text:span text:style-name="T64_12"><text:s/></text:span><text:span text:style-name="T64_13">if</text:span><text:span text:style-name="T64_14"><text:s/></text:span><text:span text:style-name="T64_15">you</text:span><text:span text:style-name="T64_16"><text:s/></text:span><text:span text:style-name="T64_17">think</text:span><text:span text:style-name="T64_18"><text:s/></text:span><text:span text:style-name="T64_19">Option</text:span><text:span text:style-name="T64_20"><text:s/>1<text:s/></text:span><text:span text:style-name="T64_21">is</text:span><text:span text:style-name="T64_22"><text:s/></text:span><text:span text:style-name="T64_23">the</text:span><text:span text:style-name="T64_24"><text:s/></text:span><text:span text:style-name="T64_25">correct</text:span><text:span text:style-name="T64_26"><text:s/></text:span><text:span text:style-name="T64_27">answer</text:span></text:p>
            <text:p text:style-name="P65"><text:span text:style-name="T65_1">Write</text:span><text:span text:style-name="T65_2"><text:s/>2<text:s/></text:span><text:span text:style-name="T65_3">in</text:span><text:span text:style-name="T65_4"><text:s/></text:span><text:span text:style-name="T65_5">the</text:span><text:span text:style-name="T65_6"><text:s/></text:span><text:span text:style-name="T65_7">answer</text:span><text:span text:style-name="T65_8"><text:s/></text:span><text:span text:style-name="T65_9">box</text:span><text:span text:style-name="T65_10"><text:s/></text:span><text:span text:style-name="T65_11">below</text:span><text:span text:style-name="T65_12"><text:s/></text:span><text:span text:style-name="T65_13">if</text:span><text:span text:style-name="T65_14"><text:s/></text:span><text:span text:style-name="T65_15">you</text:span><text:span text:style-name="T65_16"><text:s/></text:span><text:span text:style-name="T65_17">think</text:span><text:span text:style-name="T65_18"><text:s/></text:span><text:span text:style-name="T65_19">Option</text:span><text:span text:style-name="T65_20"><text:s/>2<text:s/></text:span><text:span text:style-name="T65_21">is</text:span><text:span text:style-name="T65_22"><text:s/></text:span><text:span text:style-name="T65_23">the</text:span><text:span text:style-name="T65_24"><text:s/></text:span><text:span text:style-name="T65_25">correct</text:span><text:span text:style-name="T65_26"><text:s/></text:span><text:span text:style-name="T65_27">answer</text:span></text:p>
            <text:p text:style-name="P66"><text:span text:style-name="T66_1">Write</text:span><text:span text:style-name="T66_2"><text:s/>3<text:s/></text:span><text:span text:style-name="T66_3">in</text:span><text:span text:style-name="T66_4"><text:s/></text:span><text:span text:style-name="T66_5">the</text:span><text:span text:style-name="T66_6"><text:s/></text:span><text:span text:style-name="T66_7">answer</text:span><text:span text:style-name="T66_8"><text:s/></text:span><text:span text:style-name="T66_9">box</text:span><text:span text:style-name="T66_10"><text:s/></text:span><text:span text:style-name="T66_11">below</text:span><text:span text:style-name="T66_12"><text:s/></text:span><text:span text:style-name="T66_13">if</text:span><text:span text:style-name="T66_14"><text:s/></text:span><text:span text:style-name="T66_15">you</text:span><text:span text:style-name="T66_16"><text:s/></text:span><text:span text:style-name="T66_17">think</text:span><text:span text:style-name="T66_18"><text:s/></text:span><text:span text:style-name="T66_19">Option</text:span><text:span text:style-name="T66_20"><text:s/>3<text:s/></text:span><text:span text:style-name="T66_21">is</text:span><text:span text:style-name="T66_22"><text:s/></text:span><text:span text:style-name="T66_23">the</text:span><text:span text:style-name="T66_24"><text:s/></text:span><text:span text:style-name="T66_25">correct</text:span><text:span text:style-name="T66_26"><text:s/></text:span><text:span text:style-name="T66_27">answer</text:span></text:p>
            <text:p text:style-name="P67"><text:span text:style-name="T67_1">Write</text:span><text:span text:style-name="T67_2"><text:s/>4<text:s/></text:span><text:span text:style-name="T67_3">in</text:span><text:span text:style-name="T67_4"><text:s/></text:span><text:span text:style-name="T67_5">the</text:span><text:span text:style-name="T67_6"><text:s/></text:span><text:span text:style-name="T67_7">answer</text:span><text:span text:style-name="T67_8"><text:s/></text:span><text:span text:style-name="T67_9">box</text:span><text:span text:style-name="T67_10"><text:s/></text:span><text:span text:style-name="T67_11">below</text:span><text:span text:style-name="T67_12"><text:s/></text:span><text:span text:style-name="T67_13">if</text:span><text:span text:style-name="T67_14"><text:s/></text:span><text:span text:style-name="T67_15">you</text:span><text:span text:style-name="T67_16"><text:s/></text:span><text:span text:style-name="T67_17">think</text:span><text:span text:style-name="T67_18"><text:s/></text:span><text:span text:style-name="T67_19">Option</text:span><text:span text:style-name="T67_20"><text:s/>4<text:s/></text:span><text:span text:style-name="T67_21">is</text:span><text:span text:style-name="T67_22"><text:s/></text:span><text:span text:style-name="T67_23">the</text:span><text:span text:style-name="T67_24"><text:s/></text:span><text:span text:style-name="T67_25">correct</text:span><text:span text:style-name="T67_26"><text:s/></text:span><text:span text:style-name="T67_27">answer</text:span></text:p>
            <text:p text:style-name="P68"><text:span text:style-name="T68_1">Write</text:span><text:span text:style-name="T68_2"><text:s/>5<text:s/></text:span><text:span text:style-name="T68_3">in</text:span><text:span text:style-name="T68_4"><text:s/></text:span><text:span text:style-name="T68_5">the</text:span><text:span text:style-name="T68_6"><text:s/></text:span><text:span text:style-name="T68_7">answer</text:span><text:span text:style-name="T68_8"><text:s/></text:span><text:span text:style-name="T68_9">box</text:span><text:span text:style-name="T68_10"><text:s/></text:span><text:span text:style-name="T68_11">below</text:span><text:span text:style-name="T68_12"><text:s/></text:span><text:span text:style-name="T68_13">if</text:span><text:span text:style-name="T68_14"><text:s/></text:span><text:span text:style-name="T68_15">you</text:span><text:span text:style-name="T68_16"><text:s/></text:span><text:span text:style-name="T68_17">think</text:span><text:span text:style-name="T68_18"><text:s/></text:span><text:span text:style-name="T68_19">Option</text:span><text:span text:style-name="T68_20"><text:s/>5<text:s/></text:span><text:span text:style-name="T68_21">is</text:span><text:span text:style-name="T68_22"><text:s/></text:span><text:span text:style-name="T68_23">the</text:span><text:span text:style-name="T68_24"><text:s/></text:span><text:span text:style-name="T68_25">correct</text:span><text:span text:style-name="T68_26"><text:s/></text:span><text:span text:style-name="T68_27">answer</text:span></text:p>
            <text:p text:style-name="P69"/>
            <text:p text:style-name="P70"><text:span text:style-name="T70_1">Write</text:span><text:span text:style-name="T70_2"><text:s/></text:span><text:span text:style-name="T70_3">your</text:span><text:span text:style-name="T70_4"><text:s/></text:span><text:span text:style-name="T70_5">answer</text:span><text:span text:style-name="T70_6"><text:s/></text:span><text:span text:style-name="T70_7">below</text:span></text:p>
            <text:p text:style-name="P71"/>
          </table:table-cell>
        </table:table-row>
        <table:table-row table:style-name="Row12">
          <table:table-cell table:style-name="Cell12">
            <text:p text:style-name="P72"><text:span text:style-name="T72_1">Answer</text:span></text:p>
          </table:table-cell>
        </table:table-row>
        <table:table-row table:style-name="Row13">
          <table:table-cell table:style-name="Cell13">
            <text:p text:style-name="P73"/>
            <text:p text:style-name="P74"/>
            <text:p text:style-name="P75"/>
            <text:p text:style-name="P76"/>
            <text:p text:style-name="P77"/>
          </table:table-cell>
        </table:table-row>
      </table:table>
      <text:p text:style-name="P78"/>
      <text:p text:style-name="P79"/>
      <table:table table:style-name="Table5">
        <table:table-column table:style-name="Column5"/>
        <table:table-row table:style-name="Row14">
          <table:table-cell table:style-name="Cell14">
            <text:p text:style-name="P80"><text:span text:style-name="T80_1">Question</text:span><text:span text:style-name="T80_2"><text:s/>4</text:span></text:p>
          </table:table-cell>
        </table:table-row>
        <table:table-row table:style-name="Row15">
          <table:table-cell table:style-name="Cell15">
            <text:p text:style-name="P81"><text:span text:style-name="T81_1">A</text:span><text:span text:style-name="T81_2"><text:s/></text:span><text:span text:style-name="T81_3">Sprite</text:span><text:span text:style-name="T81_4"><text:s/></text:span><text:span text:style-name="T81_5">has</text:span><text:span text:style-name="T81_6"><text:s/>2<text:s/></text:span><text:span text:style-name="T81_7">variables</text:span><text:span text:style-name="T81_8"><text:s/></text:span><text:span text:style-name="T81_9">X</text:span><text:span text:style-name="T81_10"><text:s/></text:span><text:span text:style-name="T81_11">and</text:span><text:span text:style-name="T81_12"><text:s/></text:span><text:span text:style-name="T81_13">Y</text:span><text:span text:style-name="T81_14">.</text:span></text:p>
            <text:p text:style-name="P82"/>
            <text:p text:style-name="P83"><text:span text:style-name="T83_1">A</text:span><text:span text:style-name="T83_2"><text:s/></text:span><text:span text:style-name="T83_3">Script</text:span><text:span text:style-name="T83_4"><text:s/></text:span><text:span text:style-name="T83_5">belonging</text:span><text:span text:style-name="T83_6"><text:s/></text:span><text:span text:style-name="T83_7">to</text:span><text:span text:style-name="T83_8"><text:s/></text:span><text:span text:style-name="T83_9">the</text:span><text:span text:style-name="T83_10"><text:s/></text:span><text:span text:style-name="T83_11">Sprite</text:span><text:span text:style-name="T83_12"><text:s/></text:span><text:span text:style-name="T83_13">has</text:span><text:span text:style-name="T83_14"><text:s/></text:span><text:span text:style-name="T83_15">the</text:span><text:span text:style-name="T83_16"><text:s/></text:span><text:span text:style-name="T83_17">following</text:span><text:span text:style-name="T83_18"><text:s/></text:span><text:span text:style-name="T83_19">blocks</text:span></text:p>
            <text:p text:style-name="P84"/>
            <text:p text:style-name="P85"/>
            <table:table table:style-name="Table6">
              <table:table-column table:style-name="Column6"/>
              <table:table-row table:style-name="Row16">
                <table:table-cell table:style-name="Cell16">
                  <text:p text:style-name="P86"><text:span text:style-name="T86_1">broadcast</text:span><text:span text:style-name="T86_2"><text:s/></text:span><text:span text:style-name="T86_3">X</text:span></text:p>
                </table:table-cell>
              </table:table-row>
              <table:table-row table:style-name="Row17">
                <table:table-cell table:style-name="Cell17">
                  <text:p text:style-name="P87"><text:span text:style-name="T87_1">broadcast</text:span><text:span text:style-name="T87_2"><text:s/></text:span><text:span text:style-name="T87_3">Y</text:span></text:p>
                </table:table-cell>
              </table:table-row>
            </table:table>
            <text:p text:style-name="P88"/>
            <text:p text:style-name="P89"><text:span text:style-name="T89_1">Which</text:span><text:span text:style-name="T89_2"><text:s/></text:span><text:span text:style-name="T89_3">of</text:span><text:span text:style-name="T89_4"><text:s/></text:span><text:span text:style-name="T89_5">the</text:span><text:span text:style-name="T89_6"><text:s/></text:span><text:span text:style-name="T89_7">following</text:span><text:span text:style-name="T89_8"><text:s/></text:span><text:span text:style-name="T89_9">is</text:span><text:span text:style-name="T89_10"><text:s/></text:span><text:span text:style-name="T89_11">True</text:span></text:p>
            <text:p text:style-name="P90"/>
            <text:list text:style-name="LS4" xml:id="list11">
              <text:list-item>
                <text:p text:style-name="P91"><text:span text:style-name="T91_1">Only</text:span><text:span text:style-name="T91_2"><text:s/></text:span><text:span text:style-name="T91_3">message</text:span><text:span text:style-name="T91_4"><text:s/></text:span><text:span text:style-name="T91_5">with</text:span><text:span text:style-name="T91_6"><text:s/></text:span><text:span text:style-name="T91_7">the</text:span><text:span text:style-name="T91_8"><text:s/></text:span><text:span text:style-name="T91_9">value</text:span><text:span text:style-name="T91_10"><text:s/></text:span><text:span text:style-name="T91_11">of</text:span><text:span text:style-name="T91_12"><text:s/></text:span><text:span text:style-name="T91_13">X</text:span><text:span text:style-name="T91_14"><text:s/></text:span><text:span text:style-name="T91_15">will</text:span><text:span text:style-name="T91_16"><text:s/></text:span><text:span text:style-name="T91_17">be</text:span><text:span text:style-name="T91_18"><text:s/></text:span><text:span text:style-name="T91_19">broadcast</text:span></text:p>
              </text:list-item>
              <text:list-item>
                <text:p text:style-name="P92"><text:span text:style-name="T92_1">Only</text:span><text:span text:style-name="T92_2"><text:s/></text:span><text:span text:style-name="T92_3">message</text:span><text:span text:style-name="T92_4"><text:s/></text:span><text:span text:style-name="T92_5">with</text:span><text:span text:style-name="T92_6"><text:s/></text:span><text:span text:style-name="T92_7">the</text:span><text:span text:style-name="T92_8"><text:s/></text:span><text:span text:style-name="T92_9">value</text:span><text:span text:style-name="T92_10"><text:s/></text:span><text:span text:style-name="T92_11">of</text:span><text:span text:style-name="T92_12"><text:s/></text:span><text:span text:style-name="T92_13">Y</text:span><text:span text:style-name="T92_14"><text:s/></text:span><text:span text:style-name="T92_15">will</text:span><text:span text:style-name="T92_16"><text:s/></text:span><text:span text:style-name="T92_17">be</text:span><text:span text:style-name="T92_18"><text:s/></text:span><text:span text:style-name="T92_19">broadcast</text:span></text:p>
              </text:list-item>
              <text:list-item>
                <text:p text:style-name="P93"><text:span text:style-name="T93_1">Both</text:span><text:span text:style-name="T93_2"><text:s/></text:span><text:span text:style-name="T93_3">messages</text:span><text:span text:style-name="T93_4">,<text:s/></text:span><text:span text:style-name="T93_5">one</text:span><text:span text:style-name="T93_6"><text:s/></text:span><text:span text:style-name="T93_7">with</text:span><text:span text:style-name="T93_8"><text:s/></text:span><text:span text:style-name="T93_9">the</text:span><text:span text:style-name="T93_10"><text:s/></text:span><text:span text:style-name="T93_11">value</text:span><text:span text:style-name="T93_12"><text:s/></text:span><text:span text:style-name="T93_13">of</text:span><text:span text:style-name="T93_14"><text:s/></text:span><text:span text:style-name="T93_15">X</text:span><text:span text:style-name="T93_16"><text:s/></text:span><text:span text:style-name="T93_17">and</text:span><text:span text:style-name="T93_18"><text:s/></text:span><text:span text:style-name="T93_19">the</text:span><text:span text:style-name="T93_20"><text:s/></text:span><text:span text:style-name="T93_21">other</text:span><text:span text:style-name="T93_22"><text:s/></text:span><text:span text:style-name="T93_23">with</text:span><text:span text:style-name="T93_24"><text:s/></text:span><text:span text:style-name="T93_25">the</text:span><text:span text:style-name="T93_26"><text:s/></text:span><text:span text:style-name="T93_27">value</text:span><text:span text:style-name="T93_28"><text:s/></text:span><text:span text:style-name="T93_29">of</text:span><text:span text:style-name="T93_30"><text:s/></text:span><text:span text:style-name="T93_31">Y</text:span><text:span text:style-name="T93_32"><text:s/></text:span><text:span text:style-name="T93_33">will</text:span><text:span text:style-name="T93_34"><text:s/></text:span><text:span text:style-name="T93_35">be</text:span><text:span text:style-name="T93_36"><text:s/></text:span><text:span text:style-name="T93_37">broadcast</text:span></text:p>
              </text:list-item>
              <text:list-item>
                <text:p text:style-name="P94"><text:span text:style-name="T94_1">The</text:span><text:span text:style-name="T94_2"><text:s/></text:span><text:span text:style-name="T94_3">code</text:span><text:span text:style-name="T94_4"><text:s/></text:span><text:span text:style-name="T94_5">shown</text:span><text:span text:style-name="T94_6"><text:s/></text:span><text:span text:style-name="T94_7">above</text:span><text:span text:style-name="T94_8"><text:s/></text:span><text:span text:style-name="T94_9">is</text:span><text:span text:style-name="T94_10"><text:s/></text:span><text:span text:style-name="T94_11">incorrect</text:span><text:span text:style-name="T94_12">.<text:s/></text:span><text:span text:style-name="T94_13">A</text:span><text:span text:style-name="T94_14"><text:s/></text:span><text:span text:style-name="T94_15">Script</text:span><text:span text:style-name="T94_16"><text:s/></text:span><text:span text:style-name="T94_17">can</text:span><text:span text:style-name="T94_18"><text:s/></text:span><text:span text:style-name="T94_19">have</text:span><text:span text:style-name="T94_20"><text:s/></text:span><text:span text:style-name="T94_21">only</text:span><text:span text:style-name="T94_22"><text:s/>1<text:s/></text:span><text:span text:style-name="T94_23">broadcast</text:span><text:span text:style-name="T94_24"><text:s/></text:span><text:span text:style-name="T94_25">block</text:span><text:span text:style-name="T94_26">.</text:span></text:p>
              </text:list-item>
            </text:list>
            <text:p text:style-name="P95"/>
            <text:p text:style-name="P96"><text:span text:style-name="T96_1">Write</text:span><text:span text:style-name="T96_2"><text:s/>1<text:s/></text:span><text:span text:style-name="T96_3">in</text:span><text:span text:style-name="T96_4"><text:s/></text:span><text:span text:style-name="T96_5">the</text:span><text:span text:style-name="T96_6"><text:s/></text:span><text:span text:style-name="T96_7">answer</text:span><text:span text:style-name="T96_8"><text:s/></text:span><text:span text:style-name="T96_9">box</text:span><text:span text:style-name="T96_10"><text:s/></text:span><text:span text:style-name="T96_11">below</text:span><text:span text:style-name="T96_12"><text:s/></text:span><text:span text:style-name="T96_13">if</text:span><text:span text:style-name="T96_14"><text:s/></text:span><text:span text:style-name="T96_15">you</text:span><text:span text:style-name="T96_16"><text:s/></text:span><text:span text:style-name="T96_17">think</text:span><text:span text:style-name="T96_18"><text:s/></text:span><text:span text:style-name="T96_19">Option</text:span><text:span text:style-name="T96_20"><text:s/>1<text:s/></text:span><text:span text:style-name="T96_21">is</text:span><text:span text:style-name="T96_22"><text:s/></text:span><text:span text:style-name="T96_23">the</text:span><text:span text:style-name="T96_24"><text:s/></text:span><text:span text:style-name="T96_25">correct</text:span><text:span text:style-name="T96_26"><text:s/></text:span><text:span text:style-name="T96_27">answer</text:span></text:p>
            <text:p text:style-name="P97"><text:span text:style-name="T97_1">Write</text:span><text:span text:style-name="T97_2"><text:s/>2<text:s/></text:span><text:span text:style-name="T97_3">in</text:span><text:span text:style-name="T97_4"><text:s/></text:span><text:span text:style-name="T97_5">the</text:span><text:span text:style-name="T97_6"><text:s/></text:span><text:span text:style-name="T97_7">answer</text:span><text:span text:style-name="T97_8"><text:s/></text:span><text:span text:style-name="T97_9">box</text:span><text:span text:style-name="T97_10"><text:s/></text:span><text:span text:style-name="T97_11">below</text:span><text:span text:style-name="T97_12"><text:s/></text:span><text:span text:style-name="T97_13">if</text:span><text:span text:style-name="T97_14"><text:s/></text:span><text:span text:style-name="T97_15">you</text:span><text:span text:style-name="T97_16"><text:s/></text:span><text:span text:style-name="T97_17">think</text:span><text:span text:style-name="T97_18"><text:s/></text:span><text:span text:style-name="T97_19">Option</text:span><text:span text:style-name="T97_20"><text:s/>2<text:s/></text:span><text:span text:style-name="T97_21">is</text:span><text:span text:style-name="T97_22"><text:s/></text:span><text:span text:style-name="T97_23">the</text:span><text:span text:style-name="T97_24"><text:s/></text:span><text:span text:style-name="T97_25">correct</text:span><text:span text:style-name="T97_26"><text:s/></text:span><text:span text:style-name="T97_27">answer</text:span></text:p>
            <text:p text:style-name="P98"><text:span text:style-name="T98_1">Write</text:span><text:span text:style-name="T98_2"><text:s/>3<text:s/></text:span><text:span text:style-name="T98_3">in</text:span><text:span text:style-name="T98_4"><text:s/></text:span><text:span text:style-name="T98_5">the</text:span><text:span text:style-name="T98_6"><text:s/></text:span><text:span text:style-name="T98_7">answer</text:span><text:span text:style-name="T98_8"><text:s/></text:span><text:span text:style-name="T98_9">box</text:span><text:span text:style-name="T98_10"><text:s/></text:span><text:span text:style-name="T98_11">below</text:span><text:span text:style-name="T98_12"><text:s/></text:span><text:span text:style-name="T98_13">if</text:span><text:span text:style-name="T98_14"><text:s/></text:span><text:span text:style-name="T98_15">you</text:span><text:span text:style-name="T98_16"><text:s/></text:span><text:span text:style-name="T98_17">think</text:span><text:span text:style-name="T98_18"><text:s/></text:span><text:span text:style-name="T98_19">Option</text:span><text:span text:style-name="T98_20"><text:s/>3<text:s/></text:span><text:span text:style-name="T98_21">is</text:span><text:span text:style-name="T98_22"><text:s/></text:span><text:span text:style-name="T98_23">the</text:span><text:span text:style-name="T98_24"><text:s/></text:span><text:span text:style-name="T98_25">correct</text:span><text:span text:style-name="T98_26"><text:s/></text:span><text:span text:style-name="T98_27">answer</text:span></text:p>
            <text:p text:style-name="P99"><text:span text:style-name="T99_1">Write</text:span><text:span text:style-name="T99_2"><text:s/>4<text:s/></text:span><text:span text:style-name="T99_3">in</text:span><text:span text:style-name="T99_4"><text:s/></text:span><text:span text:style-name="T99_5">the</text:span><text:span text:style-name="T99_6"><text:s/></text:span><text:span text:style-name="T99_7">answer</text:span><text:span text:style-name="T99_8"><text:s/></text:span><text:span text:style-name="T99_9">box</text:span><text:span text:style-name="T99_10"><text:s/></text:span><text:span text:style-name="T99_11">below</text:span><text:span text:style-name="T99_12"><text:s/></text:span><text:span text:style-name="T99_13">if</text:span><text:span text:style-name="T99_14"><text:s/></text:span><text:span text:style-name="T99_15">you</text:span><text:span text:style-name="T99_16"><text:s/></text:span><text:span text:style-name="T99_17">think</text:span><text:span text:style-name="T99_18"><text:s/></text:span><text:span text:style-name="T99_19">Option</text:span><text:span text:style-name="T99_20"><text:s/>4<text:s/></text:span><text:span text:style-name="T99_21">is</text:span><text:span text:style-name="T99_22"><text:s/></text:span><text:span text:style-name="T99_23">the</text:span><text:span text:style-name="T99_24"><text:s/></text:span><text:span text:style-name="T99_25">correct</text:span><text:span text:style-name="T99_26"><text:s/></text:span><text:span text:style-name="T99_27">answer</text:span></text:p>
            <text:p text:style-name="P100"/>
            <text:p text:style-name="P101"><text:span text:style-name="T101_1">Write</text:span><text:span text:style-name="T101_2"><text:s/></text:span><text:span text:style-name="T101_3">your</text:span><text:span text:style-name="T101_4"><text:s/></text:span><text:span text:style-name="T101_5">answer</text:span><text:span text:style-name="T101_6"><text:s/></text:span><text:span text:style-name="T101_7">below</text:span></text:p>
          </table:table-cell>
        </table:table-row>
        <table:table-row table:style-name="Row18">
          <table:table-cell table:style-name="Cell18">
            <text:p text:style-name="P102"><text:span text:style-name="T102_1">Answer</text:span></text:p>
          </table:table-cell>
        </table:table-row>
        <table:table-row table:style-name="Row19">
          <table:table-cell table:style-name="Cell19">
            <text:p text:style-name="P103"/>
            <text:p text:style-name="P104"/>
            <text:p text:style-name="P105"/>
          </table:table-cell>
        </table:table-row>
      </table:table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